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c0c0c0" draw:fill-gradient-name="Gradient_20_2" draw:textarea-horizontal-align="left" draw:textarea-vertical-align="top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cm" draw:marker-start-width="0.2cm" draw:marker-end-width="0.2cm" draw:fill="solid" draw:fill-color="#c0c0c0" draw:fill-gradient-name="Gradient_20_2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marker-start-width="0.2cm" draw:marker-end-width="0.2cm" draw:fill-color="#c0c0c0" draw:fill-gradient-name="Gradient_20_2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-width="0.1cm" draw:marker-end="Arrow" draw:marker-end-width="0.1cm" draw:fill-color="#ffffff" draw:textarea-horizontal-align="center" draw:textarea-vertical-align="middle"/>
    </style:style>
    <style:style style:name="gr6" style:family="graphic" style:parent-style-name="standard">
      <style:graphic-properties draw:marker-start-width="0.1cm" draw:marker-end="Arrow" draw:marker-end-width="0.1cm"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start="Arrow" draw:marker-start-width="0.1cm" draw:marker-end="" draw:marker-end-width="0.1cm" draw:fill="solid" draw:fill-color="#ffffff" draw:textarea-horizontal-align="center" draw:textarea-vertical-align="middle"/>
    </style:style>
    <style:style style:name="gr8" style:family="graphic" style:parent-style-name="standard">
      <style:graphic-properties svg:stroke-width="0.05cm" svg:stroke-color="#660066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marker-end="Arrow" draw:textarea-horizontal-align="center" draw:textarea-vertical-align="middle"/>
    </style:style>
    <style:style style:name="gr12" style:family="graphic" style:parent-style-name="standard">
      <style:graphic-properties draw:stroke="none" draw:fill="none" fo:min-height="0.476cm"/>
    </style:style>
    <style:style style:name="gr13" style:family="graphic" style:parent-style-name="standard">
      <style:graphic-properties draw:stroke="dash" draw:stroke-dash="Ultrafine_20_Dashed" draw:marker-end="Arr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style:font-size-asian="12pt" style:font-size-complex="12pt"/>
    </style:style>
    <style:style style:name="P7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family="Arial" style:font-family-generic="swiss" style:font-pitch="variable" fo:font-size="14pt" style:font-size-asian="14pt" style:font-size-complex="14pt"/>
    </style:style>
    <style:style style:name="T4" style:family="text">
      <style:text-properties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5cm" svg:height="1.25cm" svg:x="5.75cm" svg:y="1cm">
          <text:p text:style-name="P1"><text:span text:style-name="T1">TAC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13cm" svg:y="1.5cm">
          <text:p text:style-name="P1"><text:span text:style-name="T1">Xa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5cm" svg:x="16.5cm" svg:y="1.5cm">
          <text:p text:style-name="P1"><text:span text:style-name="T1">Ag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5cm" svg:x="9.5cm" svg:y="1.5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5cm" svg:x="6cm" svg:y="1.5cm">
          <text:p text:style-name="P1"><text:span text:style-name="T1">IaServe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cm" svg:y1="2cm" svg:x2="7cm" svg:y2="20cm">
          <text:p/>
        </draw:line>
        <draw:line draw:style-name="gr4" draw:text-style-name="P3" draw:layer="layout" svg:x1="10.5cm" svg:y1="2cm" svg:x2="10.5cm" svg:y2="20cm">
          <text:p/>
        </draw:line>
        <draw:line draw:style-name="gr4" draw:text-style-name="P3" draw:layer="layout" svg:x1="14cm" svg:y1="2cm" svg:x2="14cm" svg:y2="20cm">
          <text:p/>
        </draw:line>
        <draw:line draw:style-name="gr4" draw:text-style-name="P3" draw:layer="layout" svg:x1="17.5cm" svg:y1="2cm" svg:x2="17.5cm" svg:y2="20cm">
          <text:p/>
        </draw:line>
        <draw:custom-shape draw:style-name="gr3" draw:text-style-name="P2" draw:layer="layout" svg:width="2cm" svg:height="0.5cm" svg:x="2.5cm" svg:y="1.5cm">
          <text:p text:style-name="P1"><text:span text:style-name="T1">IaClien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5cm" svg:y1="2cm" svg:x2="3.5cm" svg:y2="20cm">
          <text:p/>
        </draw:line>
        <draw:line draw:style-name="gr5" draw:text-style-name="P4" draw:layer="layout" svg:x1="7cm" svg:y1="2.75cm" svg:x2="10.5cm" svg:y2="2.75cm">
          <text:p text:style-name="P1"><text:span text:style-name="T2">deployProbe(...)</text:span><text:span text:style-name="T2"><text:line-break/></text:span><text:span text:style-name="T2"/></text:p>
        </draw:line>
        <draw:line draw:style-name="gr5" draw:text-style-name="P4" draw:layer="layout" svg:x1="3.5cm" svg:y1="2.75cm" svg:x2="7cm" svg:y2="2.75cm">
          <text:p text:style-name="P1"><text:span text:style-name="T2">DEPLOY system:tacs</text:span></text:p>
          <text:p text:style-name="P1"><text:span text:style-name="T2">Agent-Uri: &lt;uri&gt;</text:span><text:span text:style-name="T2"><text:line-break/></text:span><text:span text:style-name="T2"/></text:p>
        </draw:line>
        <draw:line draw:style-name="gr5" draw:text-style-name="P4" draw:layer="layout" svg:x1="10.5cm" svg:y1="2.75cm" svg:x2="14cm" svg:y2="2.75cm">
          <text:p text:style-name="P1"><text:span text:style-name="T2">deployProbe(...)</text:span><text:span text:style-name="T2"><text:line-break/></text:span><text:span text:style-name="T2"/></text:p>
        </draw:line>
        <draw:line draw:style-name="gr6" draw:text-style-name="P4" draw:layer="layout" svg:x1="14cm" svg:y1="2.75cm" svg:x2="17.5cm" svg:y2="2.75cm">
          <text:p text:style-name="P1"><text:span text:style-name="T2">DEPLOY agent:name</text:span><text:span text:style-name="T2"><text:line-break/></text:span><text:span text:style-name="T2"/></text:p>
        </draw:line>
        <draw:line draw:style-name="gr7" draw:text-style-name="P4" draw:layer="layout" svg:x1="14cm" svg:y1="3.5cm" svg:x2="17.5cm" svg:y2="3.5cm">
          <text:p text:style-name="P1"><text:span text:style-name="T2">REGISTER probe:...</text:span><text:span text:style-name="T2"><text:line-break/></text:span><text:span text:style-name="T2"/></text:p>
        </draw:line>
        <draw:line draw:style-name="gr6" draw:text-style-name="P4" draw:layer="layout" svg:x1="14cm" svg:y1="4.25cm" svg:x2="17.5cm" svg:y2="4.25cm">
          <text:p text:style-name="P1"><text:span text:style-name="T2">200 OK / REGISTER</text:span><text:span text:style-name="T2"><text:line-break/></text:span><text:span text:style-name="T2"/></text:p>
        </draw:line>
        <draw:line draw:style-name="gr7" draw:text-style-name="P4" draw:layer="layout" svg:x1="14cm" svg:y1="5.25cm" svg:x2="17.5cm" svg:y2="5.25cm">
          <text:p text:style-name="P1"><text:span text:style-name="T2">200 OK <text:s/>/ DEPLOY</text:span><text:span text:style-name="T2"><text:line-break/></text:span><text:span text:style-name="T2"/></text:p>
        </draw:line>
        <draw:line draw:style-name="gr7" draw:text-style-name="P4" draw:layer="layout" svg:x1="10.5cm" svg:y1="3.75cm" svg:x2="14cm" svg:y2="3.75cm">
          <text:p text:style-name="P1"><text:span text:style-name="T2">registerProbe(...)</text:span><text:span text:style-name="T2"><text:line-break/></text:span><text:span text:style-name="T2"/></text:p>
        </draw:line>
        <draw:line draw:style-name="gr7" draw:text-style-name="P4" draw:layer="layout" svg:x1="3.5cm" svg:y1="5.5cm" svg:x2="7cm" svg:y2="5.5cm">
          <text:p text:style-name="P1"><text:span text:style-name="T2">200 OK <text:s/>/ DEPLOY</text:span><text:span text:style-name="T2"><text:line-break/></text:span><text:span text:style-name="T2"/></text:p>
        </draw:line>
      </draw:page>
      <draw:page draw:name="page2" draw:style-name="dp1" draw:master-page-name="Standard">
        <office:forms form:automatic-focus="false" form:apply-design-mode="false"/>
        <draw:custom-shape draw:style-name="gr8" draw:text-style-name="P5" draw:id="id2" draw:layer="layout" svg:width="3.5cm" svg:height="1.25cm" svg:x="5cm" svg:y="3.25cm">
          <text:p text:style-name="P5"><text:span text:style-name="T3">initializ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draw:id="id3" draw:layer="layout" svg:width="3.5cm" svg:height="1.25cm" svg:x="5cm" svg:y="5.75cm">
          <text:p text:style-name="P5"><text:span text:style-name="T3">wait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draw:id="id4" draw:layer="layout" svg:width="3.5cm" svg:height="1.25cm" svg:x="5cm" svg:y="8.25cm">
          <text:p text:style-name="P5"><text:span text:style-name="T3">runn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draw:id="id5" draw:layer="layout" svg:width="3.5cm" svg:height="1.25cm" svg:x="11.5cm" svg:y="8.25cm">
          <text:p text:style-name="P5"><text:span text:style-name="T3">paus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draw:id="id9" draw:layer="layout" svg:width="3.5cm" svg:height="1.25cm" svg:x="0.5cm" svg:y="12.25cm">
          <text:p text:style-name="P5"><text:span text:style-name="T3">cancell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draw:id="id10" draw:layer="layout" svg:width="3.5cm" svg:height="1.25cm" svg:x="0.5cm" svg:y="14.75cm">
          <text:p text:style-name="P5"><text:span text:style-name="T3">cancell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draw:id="id7" draw:layer="layout" svg:width="3.5cm" svg:height="1.25cm" svg:x="9.5cm" svg:y="12.25cm">
          <text:p text:style-name="P5"><text:span text:style-name="T3">kill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draw:id="id8" draw:layer="layout" svg:width="3.5cm" svg:height="1.25cm" svg:x="9.5cm" svg:y="14.75cm">
          <text:p text:style-name="P5"><text:span text:style-name="T3">kill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draw:id="id6" draw:layer="layout" svg:width="3.5cm" svg:height="1.25cm" svg:x="5cm" svg:y="14.75cm">
          <text:p text:style-name="P5"><text:span text:style-name="T3">comp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draw:id="id11" draw:layer="layout" svg:width="3.5cm" svg:height="1.25cm" svg:x="14cm" svg:y="14.75cm">
          <text:p text:style-name="P5"><text:span text:style-name="T3">err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3" draw:id="id1" draw:layer="layout" svg:width="0.5cm" svg:height="0.5cm" svg:x="6.5cm" svg:y="1.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3" draw:layer="layout" svg:x1="6.749cm" svg:y1="1.75cm" svg:x2="6.749cm" svg:y2="3.25cm" draw:start-shape="id1" draw:start-glue-point="8" draw:end-shape="id2" draw:end-glue-point="4" svg:d="m6749 1750v1500">
          <text:p/>
        </draw:connector>
        <draw:connector draw:style-name="gr10" draw:text-style-name="P3" draw:layer="layout" svg:x1="6.749cm" svg:y1="4.499cm" svg:x2="6.75cm" svg:y2="5.75cm" draw:start-shape="id2" draw:start-glue-point="6" draw:end-shape="id3" svg:d="m6749 4499v626h1v625">
          <text:p/>
        </draw:connector>
        <draw:connector draw:style-name="gr10" draw:text-style-name="P3" draw:layer="layout" svg:x1="6.749cm" svg:y1="6.999cm" svg:x2="6.749cm" svg:y2="8.25cm" draw:start-shape="id3" draw:start-glue-point="6" draw:end-shape="id4" draw:end-glue-point="4" svg:d="m6749 6999v1251">
          <text:p/>
        </draw:connector>
        <draw:connector draw:style-name="gr11" draw:text-style-name="P7" draw:layer="layout" draw:type="curve" svg:x1="13.25cm" svg:y1="8.25cm" svg:x2="6.749cm" svg:y2="8.25cm" draw:start-shape="id5" draw:end-shape="id4" draw:end-glue-point="4" svg:d="m13250 8250c0-825-6501-825-6501 0">
          <text:p text:style-name="P6"><text:span text:style-name="T4">resume</text:span></text:p>
        </draw:connector>
        <draw:connector draw:style-name="gr11" draw:text-style-name="P7" draw:layer="layout" draw:type="curve" svg:x1="8.5cm" svg:y1="8.875cm" svg:x2="11.5cm" svg:y2="8.875cm" draw:start-shape="id4" draw:end-shape="id5" svg:d="m8500 8875h3000">
          <text:p/>
        </draw:connector>
        <draw:connector draw:style-name="gr11" draw:text-style-name="P7" draw:layer="layout" draw:type="curve" svg:x1="6.75cm" svg:y1="9.5cm" svg:x2="6.749cm" svg:y2="14.75cm" draw:start-shape="id4" draw:end-shape="id6" draw:end-glue-point="4" svg:d="m6750 9500c0 3937-1 1313-1 5250">
          <text:p/>
        </draw:connector>
        <draw:connector draw:style-name="gr11" draw:text-style-name="P7" draw:layer="layout" draw:type="curve" svg:x1="11.25cm" svg:y1="13.5cm" svg:x2="11.249cm" svg:y2="14.75cm" draw:start-shape="id7" draw:start-glue-point="2" draw:end-shape="id8" draw:end-glue-point="4" svg:d="m11250 13500c0 937-1 313-1 1250">
          <text:p/>
        </draw:connector>
        <draw:connector draw:style-name="gr11" draw:text-style-name="P7" draw:layer="layout" draw:type="curve" svg:x1="2.25cm" svg:y1="13.5cm" svg:x2="2.25cm" svg:y2="14.75cm" draw:start-shape="id9" draw:end-shape="id10" svg:d="m2250 13500v1250">
          <text:p/>
        </draw:connector>
        <draw:connector draw:style-name="gr11" draw:text-style-name="P7" draw:layer="layout" draw:type="curve" svg:x1="6.749cm" svg:y1="9.499cm" svg:x2="2.249cm" svg:y2="12.25cm" draw:start-shape="id4" draw:start-glue-point="6" draw:end-shape="id9" draw:end-glue-point="4" svg:d="m6749 9499c0 2064-4500 689-4500 2751">
          <text:p/>
        </draw:connector>
        <draw:connector draw:style-name="gr11" draw:text-style-name="P7" draw:layer="layout" draw:type="curve" svg:x1="6.749cm" svg:y1="9.499cm" svg:x2="11.25cm" svg:y2="12.25cm" draw:start-shape="id4" draw:start-glue-point="6" draw:end-shape="id7" svg:d="m6749 9499c0 2064 4501 689 4501 2751">
          <text:p/>
        </draw:connector>
        <draw:connector draw:style-name="gr11" draw:text-style-name="P7" draw:layer="layout" draw:type="curve" draw:line-skew="0.2cm" svg:x1="5cm" svg:y1="6.375cm" svg:x2="0.5cm" svg:y2="15.374cm" draw:start-shape="id3" draw:end-shape="id10" draw:end-glue-point="5" svg:d="m5000 6375c-7275 0-5025 8999-4500 8999">
          <text:p/>
        </draw:connector>
        <draw:frame draw:style-name="gr12" draw:text-style-name="P8" draw:layer="layout" svg:width="1.73cm" svg:height="0.726cm" svg:x="0cm" svg:y="10.024cm">
          <draw:text-box>
            <text:p text:style-name="P8">cancel</text:p>
          </draw:text-box>
        </draw:frame>
        <draw:connector draw:style-name="gr11" draw:text-style-name="P7" draw:layer="layout" draw:type="curve" draw:line-skew="-1.625cm" svg:x1="6.75cm" svg:y1="9.5cm" svg:x2="15.749cm" svg:y2="14.75cm" draw:start-shape="id4" draw:end-shape="id11" draw:end-glue-point="4" svg:d="m6750 9500c0 1500 8999-1125 8999 5250">
          <text:p/>
        </draw:connector>
        <draw:connector draw:style-name="gr11" draw:text-style-name="P7" draw:layer="layout" draw:type="curve" svg:x1="8.498cm" svg:y1="6.374cm" svg:x2="17.498cm" svg:y2="15.374cm" draw:start-shape="id3" draw:start-glue-point="7" draw:end-shape="id11" draw:end-glue-point="7" svg:d="m8498 6374c14328 0 9828 9000 9000 9000">
          <text:p/>
        </draw:connector>
        <draw:frame draw:style-name="gr12" draw:text-style-name="P8" draw:layer="layout" svg:width="3.25cm" svg:height="0.726cm" svg:x="12.5cm" svg:y="10.25cm">
          <draw:text-box>
            <text:p text:style-name="P8">&lt;ats error&gt;</text:p>
          </draw:text-box>
        </draw:frame>
        <draw:frame draw:style-name="gr12" draw:text-style-name="P8" draw:layer="layout" svg:width="5cm" svg:height="0.726cm" svg:x="10.75cm" svg:y="5.774cm">
          <draw:text-box>
            <text:p text:style-name="P8">&lt;preparation error&gt;</text:p>
          </draw:text-box>
        </draw:frame>
        <draw:connector draw:style-name="gr13" draw:text-style-name="P6" draw:layer="layout" draw:type="curve" svg:x1="3.998cm" svg:y1="12.874cm" svg:x2="9.5cm" svg:y2="12.874cm" draw:start-shape="id9" draw:start-glue-point="7" draw:end-shape="id7" draw:end-glue-point="5" svg:d="m3998 12874h5502">
          <text:p/>
        </draw:connector>
        <draw:connector draw:style-name="gr13" draw:text-style-name="P7" draw:layer="layout" draw:type="curve" svg:x1="13.249cm" svg:y1="8.25cm" svg:x2="2.25cm" svg:y2="12.25cm" draw:start-shape="id5" draw:start-glue-point="4" draw:end-shape="id9" svg:d="m13249 8250c0-825-10999-2825-10999 4000">
          <text:p/>
        </draw:connector>
        <draw:frame draw:style-name="gr12" draw:text-style-name="P8" draw:layer="layout" svg:width="1.73cm" svg:height="0.726cm" svg:x="2.52cm" svg:y="8.024cm">
          <draw:text-box>
            <text:p text:style-name="P8">cancel</text:p>
          </draw:text-box>
        </draw:frame>
        <draw:frame draw:style-name="gr12" draw:text-style-name="P8" draw:layer="layout" svg:width="1.73cm" svg:height="0.726cm" svg:x="3.77cm" svg:y="10.024cm">
          <draw:text-box>
            <text:p text:style-name="P8">cancel</text:p>
          </draw:text-box>
        </draw:frame>
        <draw:frame draw:style-name="gr12" draw:text-style-name="P8" draw:layer="layout" svg:width="1.73cm" svg:height="0.726cm" svg:x="4.25cm" svg:y="12.25cm">
          <draw:text-box>
            <text:p text:style-name="P8">kill</text:p>
          </draw:text-box>
        </draw:frame>
        <draw:frame draw:style-name="gr12" draw:text-style-name="P8" draw:layer="layout" svg:width="1.73cm" svg:height="0.726cm" svg:x="9.5cm" svg:y="10.524cm">
          <draw:text-box>
            <text:p text:style-name="P8">kill</text:p>
          </draw:text-box>
        </draw:frame>
        <draw:frame draw:style-name="gr12" draw:text-style-name="P8" draw:layer="layout" svg:width="1.73cm" svg:height="0.726cm" svg:x="9.02cm" svg:y="8.774cm">
          <draw:text-box>
            <text:p text:style-name="P8">pau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2" draw:display-name="Gradient 2" draw:style="axial" draw:start-color="#000080" draw:end-color="#800000" draw:start-intensity="100%" draw:end-intensity="100%" draw:angle="300" draw:border="1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07T18:19:04</meta:creation-date>
    <dc:date>2009-01-02T22:02:00</dc:date>
    <meta:editing-cycles>8</meta:editing-cycles>
    <meta:editing-duration>PT42M9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